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fo:font-size="20pt" style:font-size-asian="26pt" style:font-size-complex="26pt"/>
    </style:style>
    <style:style style:name="P4" style:family="paragraph">
      <style:text-properties fo:font-size="32pt" style:font-size-asian="44pt" style:font-size-complex="44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2pt" style:font-size-asian="28pt" style:font-size-complex="2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Segoe UI3" style:font-name-asian="Segoe UI3" style:font-name-complex="Segoe UI3"/>
    </style:style>
    <style:style style:name="T6" style:family="text">
      <style:text-properties fo:font-size="28pt" style:font-size-asian="40pt" style:font-size-complex="40pt"/>
    </style:style>
    <style:style style:name="T7" style:family="text">
      <style:text-properties style:font-name="Segoe UI3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8" style:family="text">
      <style:text-properties style:text-position="-33% 58%" style:font-name="Segoe UI3" fo:font-size="28pt" fo:font-style="normal" style:font-name-asian="Segoe UI3" style:font-size-asian="40pt" style:font-style-asian="normal" style:font-name-complex="Segoe UI3" style:font-size-complex="40pt" style:font-style-complex="normal"/>
    </style:style>
    <style:style style:name="T9" style:family="text">
      <style:text-properties style:font-name="Segoe UI3" fo:font-size="28pt" style:font-name-asian="Segoe UI3" style:font-size-asian="40pt" style:font-name-complex="Segoe UI3" style:font-size-complex="40pt"/>
    </style:style>
    <style:style style:name="T10" style:family="text">
      <style:text-properties style:font-name="Segoe UI2" fo:font-size="28pt" style:font-name-asian="Segoe UI3" style:font-size-asian="40pt" style:font-name-complex="Segoe UI3" style:font-size-complex="40pt"/>
    </style:style>
    <style:style style:name="T11" style:family="text">
      <style:text-properties style:font-name="Segoe UI2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12" style:family="text">
      <style:text-properties style:text-position="-33% 58%" style:font-name="Segoe UI2" fo:font-size="28pt" style:font-name-asian="Segoe UI3" style:font-size-asian="40pt" style:font-name-complex="Segoe UI3" style:font-size-complex="40pt"/>
    </style:style>
    <style:style style:name="T13" style:family="text">
      <style:text-properties fo:font-size="28pt" fo:font-style="italic" style:font-size-asian="40pt" style:font-style-asian="italic" style:font-size-complex="40pt" style:font-style-complex="italic"/>
    </style:style>
    <style:style style:name="T14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5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16" style:family="text">
      <style:text-properties style:text-position="33% 58%" fo:font-size="28pt" style:font-size-asian="40pt" style:font-size-complex="40pt"/>
    </style:style>
    <style:style style:name="T17" style:family="text">
      <style:text-properties style:text-position="-33% 58%" fo:font-size="28pt" style:font-size-asian="40pt" style:font-size-complex="40pt"/>
    </style:style>
    <style:style style:name="T18" style:family="text">
      <style:text-properties fo:font-size="20pt" style:font-size-asian="26pt" style:font-size-complex="26pt"/>
    </style:style>
    <style:style style:name="T19" style:family="text">
      <style:text-properties fo:font-size="20pt" fo:font-style="italic" style:font-size-asian="26pt" style:font-style-asian="italic" style:font-size-complex="26pt" style:font-style-complex="italic"/>
    </style:style>
    <style:style style:name="T2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21" style:family="text">
      <style:text-properties style:text-position="33% 58%" fo:font-size="20pt" style:font-size-asian="26pt" style:font-size-complex="26pt"/>
    </style:style>
    <style:style style:name="T22" style:family="text">
      <style:text-properties style:text-position="-33% 58%" fo:font-size="20pt" style:font-size-asian="26pt" style:font-size-complex="26pt"/>
    </style:style>
    <style:style style:name="T23" style:family="text">
      <style:text-properties style:font-name="Segoe UI3" fo:font-size="20pt" style:font-name-asian="Segoe UI3" style:font-size-asian="26pt" style:font-name-complex="Segoe UI3" style:font-size-complex="26pt"/>
    </style:style>
    <style:style style:name="T24" style:family="text">
      <style:text-properties style:font-name="Segoe UI2" fo:font-size="20pt" style:font-name-asian="Segoe UI3" style:font-size-asian="26pt" style:font-name-complex="Segoe UI3" style:font-size-complex="26pt"/>
    </style:style>
    <style:style style:name="T25" style:family="text">
      <style:text-properties style:font-name="Segoe UI2" fo:font-size="20pt" fo:font-style="italic" style:font-name-asian="Segoe UI3" style:font-size-asian="26pt" style:font-style-asian="italic" style:font-name-complex="Segoe UI3" style:font-size-complex="26pt" style:font-style-complex="italic"/>
    </style:style>
    <style:style style:name="T26" style:family="text">
      <style:text-properties style:text-position="-33% 58%" style:font-name="Segoe UI2" fo:font-size="20pt" style:font-name-asian="Segoe UI3" style:font-size-asian="26pt" style:font-name-complex="Segoe UI3" style:font-size-complex="26pt"/>
    </style:style>
    <style:style style:name="T27" style:family="text">
      <style:text-properties style:text-position="33% 58%" style:font-name="Segoe UI2" fo:font-size="20pt" style:font-name-asian="Segoe UI3" style:font-size-asian="26pt" style:font-name-complex="Segoe UI3" style:font-size-complex="26pt"/>
    </style:style>
    <style:style style:name="T28" style:family="text">
      <style:text-properties fo:font-size="32pt" style:font-size-asian="44pt" style:font-size-complex="44pt"/>
    </style:style>
    <style:style style:name="T29" style:family="text">
      <style:text-properties fo:font-size="32pt" fo:font-style="italic" style:font-size-asian="44pt" style:font-style-asian="italic" style:font-size-complex="44pt" style:font-style-complex="italic"/>
    </style:style>
    <style:style style:name="T3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31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32" style:family="text">
      <style:text-properties style:text-position="-33% 58%" style:font-name="Segoe UI2" fo:font-style="italic" style:font-name-asian="Segoe UI3" style:font-style-asian="italic" style:font-name-complex="Segoe UI3" style:font-style-complex="italic"/>
    </style:style>
    <style:style style:name="T33" style:family="text">
      <style:text-properties style:font-name="Segoe UI2" style:font-name-asian="Segoe UI3" style:font-name-complex="Segoe UI3"/>
    </style:style>
    <style:style style:name="T34" style:family="text">
      <style:text-properties style:text-position="33% 58%" style:font-name="Segoe UI3" fo:font-size="28pt" style:font-name-asian="Segoe UI3" style:font-size-asian="40pt" style:font-name-complex="Segoe UI3" style:font-size-complex="40pt"/>
    </style:style>
    <style:style style:name="T35" style:family="text">
      <style:text-properties style:text-position="-33% 58%" style:font-name="Segoe UI3" fo:font-size="28pt" style:font-name-asian="Segoe UI3" style:font-size-asian="40pt" style:font-name-complex="Segoe UI3" style:font-size-complex="40pt"/>
    </style:style>
    <style:style style:name="T36" style:family="text">
      <style:text-properties style:text-position="33% 58%" style:font-name="Segoe UI3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37" style:family="text">
      <style:text-properties style:text-position="-33% 58%" fo:font-style="italic" style:font-style-asian="italic" style:font-style-complex="italic"/>
    </style:style>
    <style:style style:name="T38" style:family="text">
      <style:text-properties style:text-position="33% 58%" style:font-name="Segoe UI3" style:font-name-asian="Segoe UI3" style:font-name-complex="Segoe UI3"/>
    </style:style>
    <style:style style:name="T39" style:family="text">
      <style:text-properties style:text-position="33% 58%" style:font-name="Segoe UI2" style:font-name-asian="Segoe UI3" style:font-name-complex="Segoe UI3"/>
    </style:style>
    <style:style style:name="T40" style:family="text">
      <style:text-properties style:font-name="Segoe UI3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41" style:family="text">
      <style:text-properties style:text-position="-33% 58%" style:font-name="Segoe UI2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42" style:family="text">
      <style:text-properties style:font-name="Segoe UI3" fo:font-size="24pt" style:font-name-asian="Segoe UI3" style:font-size-asian="32pt" style:font-name-complex="Segoe UI3" style:font-size-complex="32pt"/>
    </style:style>
    <style:style style:name="T43" style:family="text">
      <style:text-properties fo:font-size="24pt" fo:font-style="italic" style:font-size-asian="32pt" style:font-style-asian="italic" style:font-size-complex="32pt" style:font-style-complex="italic"/>
    </style:style>
    <style:style style:name="T44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45" style:family="text">
      <style:text-properties style:text-position="33% 58%" fo:font-size="24pt" style:font-size-asian="32pt" style:font-size-complex="32pt"/>
    </style:style>
    <style:style style:name="T46" style:family="text">
      <style:text-properties style:text-position="33% 58%" style:font-name="Segoe UI3" fo:font-size="24pt" style:font-name-asian="Segoe UI3" style:font-size-asian="32pt" style:font-name-complex="Segoe UI3" style:font-size-complex="32pt"/>
    </style:style>
    <style:style style:name="T47" style:family="text">
      <style:text-properties style:text-position="33% 58%" style:font-name="Segoe UI2" fo:font-size="24pt" style:font-name-asian="Segoe UI3" style:font-size-asian="32pt" style:font-name-complex="Segoe UI3" style:font-size-complex="32pt"/>
    </style:style>
    <style:style style:name="T48" style:family="text">
      <style:text-properties fo:font-size="26pt" style:font-size-asian="36pt" style:font-size-complex="36pt"/>
    </style:style>
    <style:style style:name="T49" style:family="text">
      <style:text-properties fo:font-size="26pt" fo:font-style="italic" style:font-size-asian="36pt" style:font-style-asian="italic" style:font-size-complex="36pt" style:font-style-complex="italic"/>
    </style:style>
    <style:style style:name="T50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51" style:family="text">
      <style:text-properties style:text-position="33% 58%" fo:font-size="26pt" style:font-size-asian="36pt" style:font-size-complex="36pt"/>
    </style:style>
    <style:style style:name="T52" style:family="text">
      <style:text-properties style:font-name="Segoe UI3" fo:font-size="26pt" fo:font-style="italic" style:font-name-asian="Segoe UI3" style:font-size-asian="36pt" style:font-style-asian="italic" style:font-name-complex="Segoe UI3" style:font-size-complex="36pt" style:font-style-complex="italic"/>
    </style:style>
    <style:style style:name="T53" style:family="text">
      <style:text-properties style:text-position="-33% 58%" style:font-name="Segoe UI2" fo:font-size="26pt" fo:font-style="italic" style:font-name-asian="Segoe UI3" style:font-size-asian="36pt" style:font-style-asian="italic" style:font-name-complex="Segoe UI3" style:font-size-complex="36pt" style:font-style-complex="italic"/>
    </style:style>
    <style:style style:name="T54" style:family="text">
      <style:text-properties style:text-position="33% 58%" style:font-name="Segoe UI2" fo:font-size="26pt" style:font-name-asian="Segoe UI3" style:font-size-asian="36pt" style:font-name-complex="Segoe UI3" style:font-size-complex="36pt"/>
    </style:style>
    <style:style style:name="T55" style:family="text">
      <style:text-properties style:text-position="33% 58%" style:font-name="Segoe UI3" fo:font-size="26pt" style:font-name-asian="Segoe UI3" style:font-size-asian="36pt" style:font-name-complex="Segoe UI3" style:font-size-complex="36pt"/>
    </style:style>
    <style:style style:name="T56" style:family="text">
      <style:text-properties style:text-position="33% 58%" fo:font-size="32pt" style:font-size-asian="44pt" style:font-size-complex="44pt"/>
    </style:style>
    <style:style style:name="T57" style:family="text">
      <style:text-properties style:text-position="33% 58%" style:font-name="Segoe UI3" fo:font-size="32pt" style:font-size-asian="44pt" style:font-size-complex="44pt"/>
    </style:style>
    <style:style style:name="T58" style:family="text">
      <style:text-properties style:text-position="33% 58%" style:font-name="Segoe UI2" fo:font-size="32pt" style:font-name-asian="Segoe UI3" style:font-size-asian="44pt" style:font-name-complex="Segoe UI3" style:font-size-complex="44pt"/>
    </style:style>
    <style:style style:name="T59" style:family="text">
      <style:text-properties style:text-position="-33% 58%" style:font-name="Segoe UI3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60" style:family="text">
      <style:text-properties style:text-position="-33% 58%" style:font-name="Segoe UI2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61" style:family="text">
      <style:text-properties style:text-position="33% 58%" style:font-name="Segoe UI2" fo:font-size="28pt" style:font-name-asian="Segoe UI3" style:font-size-asian="40pt" style:font-name-complex="Segoe UI3" style:font-size-complex="40pt"/>
    </style:style>
    <style:style style:name="T62" style:family="text">
      <style:text-properties style:text-position="0% 100%" style:font-name="Segoe UI3" fo:font-size="16pt" fo:font-style="italic" style:font-name-asian="Segoe UI3" style:font-size-asian="16pt" style:font-style-asian="italic" style:font-name-complex="Segoe UI3" style:font-size-complex="16pt" style:font-style-complex="italic"/>
    </style:style>
    <style:style style:name="T63" style:family="text">
      <style:text-properties style:text-position="-33% 58%" style:font-name="Segoe UI3" fo:font-size="24pt" style:font-name-asian="Segoe UI3" style:font-size-asian="24pt" style:font-name-complex="Segoe UI3" style:font-size-complex="24pt"/>
    </style:style>
    <style:style style:name="T64" style:family="text">
      <style:text-properties style:text-position="-33% 58%" style:font-name="Segoe UI3" fo:font-size="24pt" fo:font-style="italic" style:font-name-asian="Segoe UI3" style:font-size-asian="24pt" style:font-style-asian="italic" style:font-name-complex="Segoe UI3" style:font-size-complex="24pt" style:font-style-complex="italic"/>
    </style:style>
    <style:style style:name="T65" style:family="text">
      <style:text-properties fo:font-size="22pt" style:font-size-asian="28pt" style:font-size-complex="28pt"/>
    </style:style>
    <style:style style:name="T66" style:family="text">
      <style:text-properties fo:font-size="22pt" fo:font-style="italic" style:font-size-asian="28pt" style:font-style-asian="italic" style:font-size-complex="28pt" style:font-style-complex="italic"/>
    </style:style>
    <style:style style:name="T67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68" style:family="text">
      <style:text-properties style:font-name="Segoe UI3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69" style:family="text">
      <style:text-properties style:font-name="Segoe UI3" fo:font-size="16pt" fo:font-style="italic" style:font-name-asian="Segoe UI3" style:font-size-asian="16pt" style:font-style-asian="italic" style:font-name-complex="Segoe UI3" style:font-size-complex="16pt" style:font-style-complex="italic"/>
    </style:style>
    <style:style style:name="T70" style:family="text">
      <style:text-properties style:text-position="-33% 58%" style:font-name="Segoe UI2" fo:font-size="24pt" style:font-name-asian="Segoe UI3" style:font-size-asian="32pt" style:font-name-complex="Segoe UI3" style:font-size-complex="32pt"/>
    </style:style>
    <style:style style:name="T71" style:family="text">
      <style:text-properties style:font-name="Segoe UI2" fo:font-size="24pt" style:font-name-asian="Segoe UI3" style:font-size-asian="32pt" style:font-name-complex="Segoe UI3" style:font-size-complex="32pt"/>
    </style:style>
    <style:style style:name="T72" style:family="text">
      <style:text-properties style:font-name="Segoe UI2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73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elche Zustände enthält der Produktraum <text:span text:style-name="T2">ℋ</text:span><text:span text:style-name="T3">2</text:span> = <text:span text:style-name="T2">ℋ</text:span><text:span text:style-name="T3">1</text:span><text:span text:style-name="T4">(1)</text:span> <text:span text:style-name="T5">× </text:span><text:span text:style-name="T2">ℋ</text:span><text:span text:style-name="T3">1</text:span><text:span text:style-name="T4">(2)</text:span> wenn <text:span text:style-name="T2">ℋ</text:span><text:span text:style-name="T3">1</text:span><text:span text:style-name="T4">(1,2)</text:span> die Hilbert-Räume von Teilchen 1 und Teilchen 2 si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Es sei |</text:span><text:span text:style-name="T7">φ</text:span><text:span text:style-name="T8">2</text:span><text:span text:style-name="T6">⟩ </text:span><text:span text:style-name="T9">ϵ</text:span><text:span text:style-name="T10"> </text:span><text:span text:style-name="T11">ℋ</text:span><text:span text:style-name="T12">2</text:span><text:span text:style-name="T6"> und |</text:span><text:span text:style-name="T13">a</text:span><text:span text:style-name="T14">n</text:span><text:span text:style-name="T15"> </text:span><text:span text:style-name="T13">b</text:span><text:span text:style-name="T14">m</text:span><text:span text:style-name="T6">⟩ = |</text:span><text:span text:style-name="T13">a</text:span><text:span text:style-name="T14">n</text:span><text:span text:style-name="T16">(1)</text:span><text:span text:style-name="T6">⟩ |</text:span><text:span text:style-name="T13">b</text:span><text:span text:style-name="T14">m</text:span><text:span text:style-name="T16">(2)</text:span><text:span text:style-name="T6">⟩ ein Basiszustand des </text:span><text:span text:style-name="T13">ℋ</text:span><text:span text:style-name="T17">2</text:span><text:span text:style-name="T6">. Was bedeutet dann |⟨</text:span><text:span text:style-name="T13">a</text:span><text:span text:style-name="T14">n</text:span><text:span text:style-name="T15"> </text:span><text:span text:style-name="T13">b</text:span><text:span text:style-name="T14">m</text:span><text:span text:style-name="T6">|</text:span><text:span text:style-name="T7">φ</text:span><text:span text:style-name="T8">2</text:span><text:span text:style-name="T6">⟩|</text:span><text:span text:style-name="T16">2</text:span><text:span text:style-name="T6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3" draw:layer="layout" svg:width="25.199cm" svg:height="3.506cm" svg:x="1.4cm" svg:y="0.831cm" presentation:class="title" presentation:user-transformed="true">
          <draw:text-box>
            <text:p text:style-name="P3"><text:span text:style-name="T18">Die Eigenzustände |</text:span><text:span text:style-name="T19">a</text:span><text:span text:style-name="T20">n</text:span><text:span text:style-name="T21">(1)</text:span><text:span text:style-name="T18">⟩ des Operators </text:span><text:span text:style-name="T19">A</text:span><text:span text:style-name="T22">1</text:span><text:span text:style-name="T21">(1)</text:span><text:span text:style-name="T18"> sollen eine Basis des </text:span><text:span text:style-name="T19">ℋ</text:span><text:span text:style-name="T22">1</text:span><text:span text:style-name="T21">(1)</text:span><text:span text:style-name="T18"> bilden. Wie lautet dann die Spektraldarstellung von </text:span><text:span text:style-name="T19">A</text:span><text:span text:style-name="T22">1</text:span><text:span text:style-name="T21">(1)</text:span><text:span text:style-name="T18"> im Produktraum </text:span><text:span text:style-name="T19">ℋ</text:span><text:span text:style-name="T22">2</text:span><text:span text:style-name="T18"> = </text:span><text:span text:style-name="T19">ℋ</text:span><text:span text:style-name="T22">1</text:span><text:span text:style-name="T21">(1)</text:span><text:span text:style-name="T18"> </text:span><text:span text:style-name="T23">×</text:span><text:span text:style-name="T24"> </text:span><text:span text:style-name="T25">ℋ</text:span><text:span text:style-name="T26">1</text:span><text:span text:style-name="T27">(2)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 text:style-name="P1"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28">Wie sieht der Hilbert-Raum </text:span><text:span text:style-name="T29">ℋ</text:span><text:span text:style-name="T30">N</text:span><text:span text:style-name="T28"> eines Systems aus </text:span><text:span text:style-name="T29">N</text:span><text:span text:style-name="T28"> unterscheidbaren Teilchen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6">Wie konstruiert man eine orthonormierte Basis im </text:span><text:span text:style-name="T13">ℋ</text:span><text:span text:style-name="T14">N</text:span><text:span text:style-name="T6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31">ψ</text:span><text:span text:style-name="T32">N</text:span><text:span text:style-name="T33">⟩</text:span>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elche Grundvoraussetzungen müssen die Observablen eines Systems aus </text:span><text:span text:style-name="T13">N</text:span><text:span text:style-name="T6"> identischen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8">Ist der Permutations-(Transpositions-)operator im Produktraum </text:span><text:span text:style-name="T29">ℋ</text:span><text:span text:style-name="T30">N</text:span><text:span text:style-name="T28"> hermite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elche fundamentale Forderung müssen Observable eines Systems identischer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elche wichtige Symmetrieforderung ist an die Zustände eines Systems identischer Teilchen zu ste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 text:style-name="P2"><text:span text:style-name="T6">Ist der Produktraum </text:span><text:span text:style-name="T13">ℋ</text:span><text:span text:style-name="T14">N</text:span><text:span text:style-name="T6"> = </text:span><text:span text:style-name="T13">ℋ</text:span><text:span text:style-name="T17">1</text:span><text:span text:style-name="T16">(1)</text:span><text:span text:style-name="T6"> </text:span><text:span text:style-name="T9">× </text:span><text:span text:style-name="T7">ℋ</text:span><text:span text:style-name="T8">1</text:span><text:span text:style-name="T34">(2)</text:span><text:span text:style-name="T9"> </text:span><text:span text:style-name="T9">× . . . × </text:span><text:span text:style-name="T7">ℋ</text:span><text:span text:style-name="T35">1</text:span><text:span text:style-name="T34">(</text:span><text:span text:style-name="T36">N</text:span><text:span text:style-name="T34">)</text:span><text:span text:style-name="T9"> zur Beschreibung </text:span><text:span text:style-name="T7">N</text:span><text:span text:style-name="T9"> identischer Teilchen ange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arum ändert sich für Zustände identischer Teilchen der Symmetriecharakter nicht mit der Z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37">N</text:span><text:span text:style-name="T4">(</text:span><text:span text:style-name="T38">±</text:span><text:span text:style-name="T39">)</text:span><text:span text:style-name="T33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37">N</text:span><text:span text:style-name="T4">(</text:span><text:span text:style-name="T38">+</text:span><text:span text:style-name="T39">)</text:span> mit einem des <text:span text:style-name="T2">ℋ</text:span><text:span text:style-name="T37">N</text:span><text:span text:style-name="T4">(</text:span><text:span text:style-name="T38">-</text:span><text:span text:style-name="T39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 text:style-name="P1"><text:span text:style-name="T1">Warum kann ein System identischer Teilchen nicht sowohl symmetrisierte als auch antisymmetrisierte Zuständ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 text:style-name="P1"><text:span text:style-name="T1">Wie erhält man aus einem nicht-symmetrisierten Produktzustand |</text:span><text:span text:style-name="T40">φ</text:span><text:span text:style-name="T41">N</text:span><text:span text:style-name="T1">⟩ </text:span><text:span text:style-name="T42">ϵ</text:span><text:span text:style-name="T1"> </text:span><text:span text:style-name="T43">ℋ</text:span><text:span text:style-name="T44">N</text:span><text:span text:style-name="T1"> einen (anti-)symmetrisierten Zustand des </text:span><text:span text:style-name="T43">ℋ</text:span><text:span text:style-name="T44">N</text:span><text:span text:style-name="T45">(</text:span><text:span text:style-name="T46">±</text:span><text:span text:style-name="T47">)</text:span><text:span text:style-name="T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48">Was ergibt die Anwendung des Symmetrisierungsoperators </text:span><text:span text:style-name="T49">S</text:span><text:span text:style-name="T50">N</text:span><text:span text:style-name="T51">(±)</text:span><text:span text:style-name="T48"> auf einen bereits(anti-)symmetrisierten Zustand |</text:span><text:span text:style-name="T52">φ</text:span><text:span text:style-name="T53">N</text:span><text:span text:style-name="T54">(</text:span><text:span text:style-name="T55">±</text:span><text:span text:style-name="T54">)</text:span><text:span text:style-name="T48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8">Ist die Vereinigung der Teilräume </text:span><text:span text:style-name="T29">ℋ</text:span><text:span text:style-name="T30">N</text:span><text:span text:style-name="T56">(</text:span><text:span text:style-name="T57">+</text:span><text:span text:style-name="T58">)</text:span><text:span text:style-name="T28"> und </text:span><text:span text:style-name="T29">ℋ</text:span><text:span text:style-name="T30">N</text:span><text:span text:style-name="T56">(</text:span><text:span text:style-name="T57">-</text:span><text:span text:style-name="T58">)</text:span><text:span text:style-name="T28"> mit dem Produktraum </text:span><text:span text:style-name="T29">ℋ</text:span><text:span text:style-name="T30">N</text:span><text:span text:style-name="T28"> identi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37">N</text:span><text:span text:style-name="T4">(</text:span><text:span text:style-name="T38">±</text:span><text:span text:style-name="T39">)</text:span>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as versteht man unter der Besetzungszahl </text:span><text:span text:style-name="T13">n</text:span><text:span text:style-name="T59">α</text:span><text:span text:style-name="T60">i</text:span><text:span text:style-name="T10">? Welche Werte kann sie im </text:span><text:span text:style-name="T11">ℋ</text:span><text:span text:style-name="T60">N</text:span><text:span text:style-name="T61">(</text:span><text:span text:style-name="T34">-</text:span><text:span text:style-name="T61">)</text:span><text:span text:style-name="T10"> und welche im </text:span><text:span text:style-name="T11">ℋ</text:span><text:span text:style-name="T60">N</text:span><text:span text:style-name="T61">(</text:span><text:span text:style-name="T34">+</text:span><text:span text:style-name="T61">)</text:span><text:span text:style-name="T10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37">N</text:span><text:span text:style-name="T4">(</text:span><text:span text:style-name="T38">±</text:span><text:span text:style-name="T39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8">Welcher Teilchentyp wird im Hilbert-Raum </text:span><text:span text:style-name="T29">ℋ</text:span><text:span text:style-name="T30">N</text:span><text:span text:style-name="T56">(</text:span><text:span text:style-name="T57">+</text:span><text:span text:style-name="T58">)</text:span><text:span text:style-name="T28">, welcher im Hilbert-Raum </text:span><text:span text:style-name="T29">ℋ</text:span><text:span text:style-name="T30">N</text:span><text:span text:style-name="T56">(</text:span><text:span text:style-name="T57">-</text:span><text:span text:style-name="T58">)</text:span><text:span text:style-name="T28">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 text:style-name="P1"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8">Welche Hilbert-Räume werden durch den Erzeugungsoperator </text:span><text:span text:style-name="T29">a</text:span><text:span text:style-name="T30">α</text:span><text:span text:style-name="T56">+</text:span><text:span text:style-name="T28">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 text:style-name="P1"><text:span text:style-name="T1">Auf welche Weise lässt sich der (anti-)symmetrisierte </text:span><text:span text:style-name="T43">N</text:span><text:span text:style-name="T1">-Teilchen-Zustand |</text:span><text:span text:style-name="T40">φ</text:span><text:span text:style-name="T62">α</text:span><text:span text:style-name="T63">1</text:span><text:span text:style-name="T42"> . . . </text:span><text:span text:style-name="T40">φ</text:span><text:span text:style-name="T62">α</text:span><text:span text:style-name="T64">N</text:span><text:span text:style-name="T42">⟩</text:span><text:span text:style-name="T46">(</text:span><text:span text:style-name="T46">±</text:span><text:span text:style-name="T46">)</text:span><text:span text:style-name="T1"> mit Hilfe von Erzeugungsoperatoren aus dem Vakuumzustand |0</text:span><text:span text:style-name="T42">⟩</text:span><text:span text:style-name="T1"> erzeu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ie lautet die fundamentale Vertauschungsrelation für Erzeugungsoperatoren von Bosonen bzw. Ferm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65">Was ergibt die Anwendung des Vernichters </text:span><text:span text:style-name="T66">a</text:span><text:span text:style-name="T67">γ</text:span><text:span text:style-name="T65"> auf einen </text:span><text:span text:style-name="T66">N</text:span><text:span text:style-name="T65">-Teilchen-Zustand, in dem der Ein-Teilchen-Zustand |</text:span><text:span text:style-name="T68">φ</text:span><text:span text:style-name="T67">γ</text:span><text:span text:style-name="T65">⟩ gar nicht vorko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Wie lautet die fundamentale Vertauschungsrelation für Vernichtungs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 text:style-name="P1"><text:span text:style-name="T1">Wie ist die Wirkungsweise von </text:span><text:span text:style-name="T43">a</text:span><text:span text:style-name="T44">r</text:span><text:span text:style-name="T45">+</text:span><text:span text:style-name="T1"> auf einen Fock-Zustand </text:span><text:span text:style-name="T1"><text:line-break/></text:span><text:span text:style-name="T1">|</text:span><text:span text:style-name="T43">N</text:span><text:span text:style-name="T1">; </text:span><text:span text:style-name="T43">n</text:span><text:span text:style-name="T69">α</text:span><text:span text:style-name="T70">1</text:span><text:span text:style-name="T71"> . . . </text:span><text:span text:style-name="T72">n</text:span><text:span text:style-name="T69">α</text:span><text:span text:style-name="T41">r</text:span><text:span text:style-name="T71"> . . .⟩</text:span><text:span text:style-name="T47">(</text:span><text:span text:style-name="T46">±</text:span><text:span text:style-name="T47">)</text:span><text:span text:style-name="T71"> </text:span><text:span text:style-name="T1">definiert? Wie wirkt der Vernichtungs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elche allgemeine Struktur hat ein Ein-Teilchen-Operator im Formalismus der zweiten Quantisier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8">Wie sehen Zwei-Teilchen-Operatoren in zweiter Quantisierung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48">Wie ist der Besetzungsdichte-(Besetzungszahl-)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8">Wie ist der Teilchenzahl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 text:style-name="P1"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6">Mit welchem Hamilton-Operator wird im Heitler-London-Verfahren das Wasserstoffmolekül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6" draw:layer="layout" svg:width="25.199cm" svg:height="3.506cm" svg:x="1.4cm" svg:y="0.833cm" presentation:class="title" presentation:user-transformed="true">
          <draw:text-box>
            <text:p text:style-name="P6"><text:span text:style-name="T65">Was lässt sich beim H</text:span><text:span text:style-name="T73">2</text:span><text:span text:style-name="T65">-Molekül über den Zusammenhang von Gesamtelektronenspin und Symmetrie der Ortswellenfunktion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6" draw:layer="layout" svg:width="25.199cm" svg:height="3.506cm" svg:x="1.4cm" svg:y="0.832cm" presentation:class="title" presentation:user-transformed="true">
          <draw:text-box>
            <text:p text:style-name="P6"><text:span text:style-name="T65">Wie kann man sich erklären, dass eine bestimmte Spineinstellung der beiden Elektronen energetisch bevorzugt ist, obwohl der Modell-Hamilton-Operator des H</text:span><text:span text:style-name="T73">2</text:span><text:span text:style-name="T65">-Moleküls spinunabhängi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 text:style-name="P2"><text:span text:style-name="T6">Mit welchem Zustandsansatz wird beim Heitler-London-Verfahren die Grundzustandsenergie abgeschätz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 text:style-name="P6"><text:span text:style-name="T65">In welcher Hinsicht trägt die Modellrechnung des H</text:span><text:span text:style-name="T73">2</text:span><text:span text:style-name="T65">-Moleküls nach dem Heitler-London-Verfahren zum Verständnis der chemischen Bindung bei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 text:style-name="P1"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 text:style-name="P1"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5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48">Welche Größe ist für die energetische Trennung von angeregten ortho- und para- He-Zuständen verantwortlich?</text:span>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3T18:09:09.435000000</dc:date>
    <meta:document-statistic meta:object-count="281"/>
  </office:meta>
</office:document-meta>
</file>